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, Courier, monospace, 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left="1.245cm" fo:margin-right="0cm" fo:text-indent="0cm" style:auto-text-indent="false"/>
      <style:text-properties fo:font-size="16pt" style:font-size-asian="16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 style:list-style-name="L1">
      <style:text-properties fo:font-size="16pt" style:font-size-asian="16pt" style:font-size-complex="16pt"/>
    </style:style>
    <style:style style:name="P6" style:family="paragraph" style:parent-style-name="Standard" style:list-style-name="L2">
      <style:text-properties fo:font-size="16pt" style:font-size-asian="16pt" style:font-size-complex="16pt"/>
    </style:style>
    <style:style style:name="P7" style:family="paragraph" style:parent-style-name="Standard" style:list-style-name="L3">
      <style:text-properties fo:font-size="16pt" style:font-size-asian="16pt" style:font-size-complex="16pt"/>
    </style:style>
    <style:style style:name="P8" style:family="paragraph" style:parent-style-name="Standard" style:list-style-name="L6">
      <style:text-properties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10" style:family="paragraph" style:parent-style-name="Standard" style:list-style-name="L4"/>
    <style:style style:name="P11" style:family="paragraph" style:parent-style-name="Standard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Courier New1" fo:font-size="10.5pt" fo:letter-spacing="normal" fo:font-style="normal" fo:font-weight="normal"/>
    </style:style>
    <style:style style:name="P13" style:family="paragraph" style:parent-style-name="Preformatted_20_Text">
      <style:paragraph-properties fo:margin-left="1.245cm" fo:margin-right="0cm" fo:text-indent="0cm" style:auto-text-indent="false"/>
      <style:text-properties fo:font-variant="normal" fo:text-transform="none" fo:color="#000000" style:font-name="Courier New1" fo:font-size="10.5pt" fo:letter-spacing="normal" fo:font-style="normal" fo:font-weight="normal"/>
    </style:style>
    <style:style style:name="P14" style:family="paragraph" style:parent-style-name="Preformatted_20_Text">
      <style:paragraph-properties fo:margin-left="1.245cm" fo:margin-right="0cm" fo:margin-top="0cm" fo:margin-bottom="0cm" fo:text-align="start" style:justify-single-word="false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P15" style:family="paragraph" style:parent-style-name="Preformatted_20_Text">
      <style:paragraph-properties fo:margin-left="1.245cm" fo:margin-right="0cm" fo:margin-top="0cm" fo:margin-bottom="0cm" fo:text-align="start" style:justify-single-word="false" fo:orphans="2" fo:widows="2" fo:text-indent="0cm" style:auto-text-indent="false" fo:background-color="#ffffff">
        <style:background-image/>
      </style:paragraph-properties>
      <style:text-properties fo:font-variant="normal" fo:text-transform="none" fo:color="#000000" fo:letter-spacing="normal"/>
    </style:style>
    <style:style style:name="P16" style:family="paragraph" style:parent-style-name="Preformatted_20_Text">
      <style:paragraph-properties fo:margin-top="0cm" fo:margin-bottom="0cm" fo:text-align="start" style:justify-single-word="false" fo:orphans="2" fo:widows="2" fo:background-color="#ffffff">
        <style:background-image/>
      </style:paragraph-properties>
      <style:text-properties fo:font-variant="normal" fo:text-transform="none" fo:color="#000000" style:font-name="Courier New1" fo:font-size="10.5pt" fo:letter-spacing="normal" fo:font-style="normal" fo:font-weight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Courier New1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cm" fo:text-indent="-0.635cm" fo:margin-left="8.23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C language</text:p>
      <text:p text:style-name="P1"/>
      <text:p text:style-name="P1">What is c?</text:p>
      <text:p text:style-name="P2">C is a powerful, genereal- purpose, and procedural programming language.</text:p>
      <text:p text:style-name="P2"/>
      <text:list xml:id="list1800540560756817909" text:style-name="L3">
        <text:list-item>
          <text:p text:style-name="P7">Pop – procedural oriented programmig <text:s/>C.</text:p>
        </text:list-item>
        <text:list-item>
          <text:p text:style-name="P7">oop – Object oriented programming C++, real- life , code reuse , secure ...</text:p>
        </text:list-item>
      </text:list>
      <text:p text:style-name="P2">Developed in 1972 by Dennis Ritchie at , in Bell Laboratotries, Primarily to creat <text:s/>the Unix Opereting System.</text:p>
      <text:p text:style-name="P2"/>
      <text:p text:style-name="P11">What is Programming language?</text:p>
      <text:p text:style-name="P2">Programming language is to Pass program to the <text:s/>computer we need programming <text:s/>language-normal english lahuage.</text:p>
      <text:p text:style-name="P11"/>
      <text:p text:style-name="P11">What is Program?</text:p>
      <text:p text:style-name="P2">Lines of code / commands.</text:p>
      <text:p text:style-name="P2"/>
      <text:p text:style-name="P11">Why we need programming language?</text:p>
      <text:p text:style-name="P2">Computer's language is binary language, binary means 0-1</text:p>
      <text:p text:style-name="P2">A:01000111</text:p>
      <text:p text:style-name="P2"/>
      <text:list xml:id="list586685954135363633" text:style-name="L4">
        <text:list-item>
          <text:p text:style-name="P10"><text:span text:style-name="T1">compiler -mediator-converts programming language into binary, c, c++</text:span></text:p>
        </text:list-item>
        <text:list-item>
          <text:p text:style-name="P10"><text:span text:style-name="T1">interpreter :- Line by line javascript</text:span></text:p>
        </text:list-item>
        <text:list-item>
          <text:p text:style-name="P10"><text:span text:style-name="T1">developer -English laguage</text:span></text:p>
        </text:list-item>
      </text:list>
      <text:p text:style-name="P2"/>
      <text:p text:style-name="P13">#include&lt;stdio.h&gt;</text:p>
      <text:p text:style-name="P14">#include&lt;conio.h&gt;</text:p>
      <text:p text:style-name="P14">int main(){</text:p>
      <text:p text:style-name="P15"><text:s text:c="8"/></text:p>
      <text:p text:style-name="P15"><text:s text:c="8"/><text:span text:style-name="T2">printf("hello world");</text:span></text:p>
      <text:p text:style-name="P15"><text:s text:c="8"/><text:span text:style-name="T2">printf("\nhow are you?\ni'm fine");</text:span></text:p>
      <text:p text:style-name="P15"><text:s text:c="8"/><text:span text:style-name="T2">printf("\nhello\thello");</text:span></text:p>
      <text:p text:style-name="P15"><text:s text:c="8"/><text:span text:style-name="T2">printf("\nhello\thello");</text:span></text:p>
      <text:p text:style-name="P15"><text:s text:c="8"/><text:span text:style-name="T2">printf("\"janvi\"");//"janvi"</text:span></text:p>
      <text:p text:style-name="P15"><text:s text:c="8"/></text:p>
      <text:p text:style-name="P14">}</text:p>
      <text:p text:style-name="P14"/>
      <text:p text:style-name="P13"/>
      <text:list xml:id="list8974859770759175516" text:style-name="L6">
        <text:list-item>
          <text:p text:style-name="P8">comlile</text:p>
        </text:list-item>
        <text:list-item>
          <text:p text:style-name="P8"><text:soft-page-break/>run</text:p>
        </text:list-item>
      </text:list>
      <text:p text:style-name="P1"/>
      <text:p text:style-name="P1"/>
      <text:p text:style-name="P1"/>
      <text:p text:style-name="P1"/>
      <text:p text:style-name="P1"/>
      <text:p text:style-name="P1">What is variable?</text:p>
      <text:p text:style-name="P2">Variable are container, used to store values.</text:p>
      <text:p text:style-name="P2">Variable name = value</text:p>
      <text:p text:style-name="P2">box-name=shoes</text:p>
      <text:list xml:id="list1161947410595705875" text:style-name="L1">
        <text:list-item>
          <text:p text:style-name="P5">syntax : datatype, variable name, value</text:p>
        </text:list-item>
      </text:list>
      <text:p text:style-name="P1"><text:s text:c="14"/>Datatype:- number : int(without point)[ use - %d] , float(with point)[use - f], double(long value)[use - %lf ]</text:p>
      <text:p text:style-name="P1"><text:tab/><text:tab/><text:tab/> <text:s text:c="4"/>char : single alphabate or symbol (use - %c)</text:p>
      <text:p text:style-name="P1"/>
      <text:p text:style-name="P1">variable name values:</text:p>
      <text:list xml:id="list6665436798410043766" text:style-name="L2">
        <text:list-item>
          <text:p text:style-name="P6">name must be start with alphabate.</text:p>
        </text:list-item>
        <text:list-item>
          <text:p text:style-name="P6">Symbols are not allowed (only_ allowed)</text:p>
        </text:list-item>
        <text:list-item>
          <text:p text:style-name="P6">case sensitive(A!=a)</text:p>
        </text:list-item>
        <text:list-item>
          <text:p text:style-name="P6">keybords are not allowed</text:p>
          <text:p text:style-name="P6">keywords: keywords means reseved words, which already have some meaning /work.</text:p>
        </text:list-item>
        <text:list-item>
          <text:p text:style-name="P6">name must be meaningful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, Courier, monospace, 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3M47S</meta:editing-duration>
    <meta:editing-cycles>4</meta:editing-cycles>
    <meta:generator>OpenOffice/4.1.3$Win32 OpenOffice.org_project/413m1$Build-9783</meta:generator>
    <dc:date>2025-12-16T16:08:41.60</dc:date>
    <meta:document-statistic meta:table-count="0" meta:image-count="0" meta:object-count="0" meta:page-count="2" meta:paragraph-count="43" meta:word-count="224" meta:character-count="1550"/>
    <meta:user-defined meta:name="Info 1"/>
    <meta:user-defined meta:name="Info 2"/>
    <meta:user-defined meta:name="Info 3"/>
    <meta:user-defined meta:name="Info 4"/>
  </office:meta>
</office:document-meta>
</file>